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Standard">
      <style:table-properties style:width="7.3153in" style:page-number="auto" table:align="center" style:writing-mode="lr-tb"/>
    </style:style>
    <style:style style:name="Table1.A" style:family="table-column">
      <style:table-column-properties style:column-width="2.0944in"/>
    </style:style>
    <style:style style:name="Table1.B" style:family="table-column">
      <style:table-column-properties style:column-width="5.2208in"/>
    </style:style>
    <style:style style:name="Table1.1" style:family="table-row">
      <style:table-row-properties style:min-row-height="0.8736in" fo:keep-together="auto"/>
    </style:style>
    <style:style style:name="Table1.A1" style:family="table-cell">
      <style:table-cell-properties style:vertical-align="top" fo:padding="0.0799in" fo:border="none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background-color="#e6e6e6" fo:padding="0.0799in" fo:border="none" style:writing-mode="lr-tb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P1" style:family="paragraph" style:parent-style-name="Standard">
      <style:text-properties fo:font-size="11pt" fo:font-weight="bold" style:font-size-asian="11pt" style:font-weight-asian="bold" style:font-size-complex="11pt"/>
    </style:style>
    <style:style style:name="P2" style:family="paragraph" style:parent-style-name="Standard">
      <style:text-properties fo:font-size="11pt" fo:font-weight="bold" officeooo:rsid="0013bbac" officeooo:paragraph-rsid="0016efd8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bold" officeooo:rsid="0016efd8" officeooo:paragraph-rsid="0016efd8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fo:font-weight="bold" officeooo:paragraph-rsid="0016efd8" style:font-size-asian="11pt" style:font-weight-asian="bold" style:font-size-complex="11pt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paragraph-properties fo:margin-left="0.25in" fo:margin-right="0in" fo:text-indent="0in" style:auto-text-indent="false"/>
      <style:text-properties fo:font-size="11pt" officeooo:rsid="0012d688" officeooo:paragraph-rsid="0016efd8" style:font-size-asian="11pt" style:font-size-complex="11pt"/>
    </style:style>
    <style:style style:name="P7" style:family="paragraph" style:parent-style-name="Standard">
      <style:text-properties fo:font-size="11pt" officeooo:rsid="0016efd8" officeooo:paragraph-rsid="0016efd8" style:font-size-asian="11pt" style:font-size-complex="11pt"/>
    </style:style>
    <style:style style:name="P8" style:family="paragraph" style:parent-style-name="Standard">
      <style:text-properties fo:font-size="11pt" officeooo:paragraph-rsid="0016efd8" style:font-size-asian="11pt" style:font-size-complex="11pt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size="11pt" officeooo:paragraph-rsid="0016efd8" style:font-size-asian="11pt" style:font-size-complex="11pt"/>
    </style:style>
    <style:style style:name="P10" style:family="paragraph" style:parent-style-name="Standard">
      <style:text-properties fo:font-size="11pt" fo:font-style="italic" style:font-size-asian="11pt" style:font-style-asian="italic" style:font-size-complex="11pt"/>
    </style:style>
    <style:style style:name="P11" style:family="paragraph" style:parent-style-name="Standard">
      <style:paragraph-properties fo:margin-left="0.25in" fo:margin-right="0in" fo:text-indent="0in" style:auto-text-indent="false"/>
      <style:text-properties fo:font-size="11pt" fo:font-style="italic" officeooo:rsid="0012d688" officeooo:paragraph-rsid="0016efd8" style:font-size-asian="11pt" style:font-style-asian="italic" style:font-size-complex="11pt"/>
    </style:style>
    <style:style style:name="P12" style:family="paragraph" style:parent-style-name="Standard">
      <style:text-properties fo:font-size="22pt" fo:font-weight="bold" officeooo:rsid="000fcf3a" officeooo:paragraph-rsid="000fcf3a" style:font-size-asian="22pt" style:font-weight-asian="bold"/>
    </style:style>
    <style:style style:name="P13" style:family="paragraph" style:parent-style-name="Standard" style:list-style-name="WW8Num3">
      <style:text-properties fo:font-size="11pt" style:font-size-asian="11pt" style:font-size-complex="11pt"/>
    </style:style>
    <style:style style:name="P14" style:family="paragraph" style:parent-style-name="Standard">
      <style:text-properties fo:font-size="11pt" style:font-size-asian="11pt" style:font-size-complex="11pt"/>
    </style:style>
    <style:style style:name="P15" style:family="paragraph" style:parent-style-name="Standard" style:list-style-name="WW8Num2">
      <style:text-properties fo:font-size="11pt" officeooo:rsid="00192956" officeooo:paragraph-rsid="00192956" style:font-size-asian="11pt" style:font-size-complex="11pt"/>
    </style:style>
    <style:style style:name="P16" style:family="paragraph" style:parent-style-name="Standard" style:list-style-name="WW8Num3">
      <style:text-properties fo:font-size="11pt" officeooo:rsid="0019cdd3" officeooo:paragraph-rsid="0019cdd3" style:font-size-asian="11pt" style:font-size-complex="11pt"/>
    </style:style>
    <style:style style:name="P17" style:family="paragraph" style:parent-style-name="Standard">
      <style:text-properties fo:font-size="11pt" fo:font-weight="bold" officeooo:rsid="0017ffd4" officeooo:paragraph-rsid="0017ffd4" style:font-size-asian="11pt" style:font-weight-asian="bold" style:font-size-complex="11pt"/>
    </style:style>
    <style:style style:name="P18" style:family="paragraph" style:parent-style-name="Standard">
      <style:text-properties fo:font-size="11pt" fo:font-weight="bold" officeooo:rsid="0017ffd4" officeooo:paragraph-rsid="0017ffd4" style:font-size-asian="11pt" style:font-weight-asian="bold" style:font-size-complex="11pt" style:font-weight-complex="bold"/>
    </style:style>
    <style:style style:name="P19" style:family="paragraph" style:parent-style-name="Standard">
      <style:text-properties fo:font-size="11pt" fo:font-weight="bold" style:font-size-asian="11pt" style:font-weight-asian="bold" style:font-size-complex="11pt"/>
    </style:style>
    <style:style style:name="P20" style:family="paragraph" style:parent-style-name="Standard" style:list-style-name="L1">
      <style:text-properties fo:font-size="11pt" fo:font-weight="normal" officeooo:rsid="0017ffd4" officeooo:paragraph-rsid="0017ffd4" style:font-size-asian="11pt" style:font-weight-asian="normal" style:font-size-complex="11pt" style:font-weight-complex="normal"/>
    </style:style>
    <style:style style:name="P21" style:family="paragraph" style:parent-style-name="Standard">
      <style:text-properties fo:font-size="22pt" fo:font-weight="normal" officeooo:rsid="0012d688" officeooo:paragraph-rsid="0012d688" style:font-size-asian="22pt" style:font-weight-asian="normal" style:font-weight-complex="normal"/>
    </style:style>
    <style:style style:name="P22" style:family="paragraph" style:parent-style-name="Standard"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11be9" style:font-weight-asian="bold"/>
    </style:style>
    <style:style style:name="T3" style:family="text">
      <style:text-properties fo:font-weight="bold" officeooo:rsid="0013bbac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d688" style:font-weight-asian="bold"/>
    </style:style>
    <style:style style:name="T6" style:family="text">
      <style:text-properties officeooo:rsid="000fcf3a"/>
    </style:style>
    <style:style style:name="T7" style:family="text">
      <style:text-properties officeooo:rsid="00111be9"/>
    </style:style>
    <style:style style:name="T8" style:family="text">
      <style:text-properties officeooo:rsid="0012d688"/>
    </style:style>
    <style:style style:name="T9" style:family="text">
      <style:text-properties officeooo:rsid="0013bba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7ffd4" style:font-weight-asian="normal" style:font-weight-complex="normal"/>
    </style:style>
    <style:style style:name="T12" style:family="text">
      <style:text-properties officeooo:rsid="0015517a"/>
    </style:style>
    <style:style style:name="T13" style:family="text">
      <style:text-properties officeooo:rsid="0019cdd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2">Corbin Kristek</text:p>
            <text:p text:style-name="P21">Software Engineer</text:p>
            <text:p text:style-name="P22"/>
          </table:table-cell>
          <table:covered-table-cell/>
        </table:table-row>
        <table:table-row table:style-name="Table1.2">
          <table:table-cell table:style-name="Table1.A2" office:value-type="string">
            <text:p text:style-name="P1">PERSONAL</text:p>
          </table:table-cell>
          <table:table-cell table:style-name="Table1.A1" office:value-type="string">
            <text:p text:style-name="P5"><text:span text:style-name="T1">Place of </text:span><text:span text:style-name="T3">Residency</text:span>: <text:s/><text:span text:style-name="T9">Monett, Mo</text:span> <text:span text:style-name="T9">65708</text:span></text:p>
            <text:p text:style-name="P7"><text:span text:style-name="T4">Cell</text:span>: (417)772-8047</text:p>
            <text:p text:style-name="P3">Email: <text:span text:style-name="T10">corbin2680@gmail.com</text:span></text:p>
            <text:p text:style-name="P5"/>
            <text:p text:style-name="P5"/>
          </table:table-cell>
        </table:table-row>
        <table:table-row table:style-name="Table1.3">
          <table:table-cell table:style-name="Table1.A2" office:value-type="string">
            <text:p text:style-name="P1">EMPLOYMENT</text:p>
          </table:table-cell>
          <table:table-cell table:style-name="Table1.A1" office:value-type="string">
            <text:p text:style-name="P1"><text:span text:style-name="T6">WTL Enterprises</text:span>, <text:span text:style-name="T6">Monett</text:span>, <text:span text:style-name="T6">Mo</text:span></text:p>
            <text:p text:style-name="P10">January <text:span text:style-name="T12">2020</text:span> - present</text:p>
            <text:p text:style-name="P5"/>
            <text:p text:style-name="P17">Fullstack Engineer</text:p>
            <text:list xml:id="list715702554" text:style-name="WW8Num3">
              <text:list-item>
                <text:p text:style-name="P16">Designed and implemented a delivery app that allows anyone to create an online store</text:p>
              </text:list-item>
              <text:list-item>
                <text:p text:style-name="P13"><text:span text:style-name="T13">Developed a self-checkout <text:s/>barcode POS <text:s/>system for use in small businesses. </text:span><text:s/></text:p>
              </text:list-item>
              <text:list-item>
                <text:p text:style-name="P16">Created a self subscribtion maker for use with POS system.</text:p>
              </text:list-item>
              <text:list-item>
                <text:p text:style-name="P16">Worked with the local recycling center to create an app centered around the community.</text:p>
              </text:list-item>
            </text:list>
            <text:p text:style-name="P5"/>
            <text:p text:style-name="P1"><text:span text:style-name="T6">MEA Financial</text:span>, <text:span text:style-name="T7">Monett, Mo</text:span></text:p>
            <text:p text:style-name="P10"><text:span text:style-name="T12">May 2017</text:span> – <text:span text:style-name="T12">January 20202</text:span></text:p>
            <text:p text:style-name="P5"/>
            <text:p text:style-name="P17">Nowsecure Security Analyst</text:p>
            <text:list xml:id="list1806679456" text:style-name="WW8Num2">
              <text:list-item>
                <text:p text:style-name="P15">Provided safety reports and data analysis to building managers to inform security processes.</text:p>
              </text:list-item>
              <text:list-item>
                <text:p text:style-name="P15">Completed vulnerability scans to identify at-risk systems and remediate issues.</text:p>
              </text:list-item>
              <text:list-item>
                <text:p text:style-name="P15">Conducted security audits to identify vulnerabilities for hundreds of banking apps before pushing to production.</text:p>
              </text:list-item>
            </text:list>
            <text:p text:style-name="P18">Frontend Developer</text:p>
            <text:list xml:id="list1144376552" text:style-name="L1">
              <text:list-item>
                <text:p text:style-name="P20">Develop <text:s/>interactive banking app to teach people about common problems</text:p>
              </text:list-item>
            </text:list>
            <text:p text:style-name="P5"/>
            <text:p text:style-name="P5"/>
          </table:table-cell>
        </table:table-row>
        <table:table-row table:style-name="Table1.4">
          <table:table-cell table:style-name="Table1.A2" office:value-type="string">
            <text:p text:style-name="P4">SKILLS</text:p>
          </table:table-cell>
          <table:table-cell table:style-name="Table1.A1" office:value-type="string">
            <text:p text:style-name="P8"><text:span text:style-name="T2">Backend</text:span> – <text:span text:style-name="T7">Golang, C, Node.js - Typescript, Javascript, </text:span><text:span text:style-name="T8">AWS Lamda</text:span></text:p>
            <text:p text:style-name="P8"/>
            <text:p text:style-name="P8"><text:span text:style-name="T2">Frontend</text:span> – <text:span text:style-name="T7">React, Nginx</text:span></text:p>
            <text:p text:style-name="P8"/>
            <text:p text:style-name="P2">App Dev <text:span text:style-name="T10">– Ionic, </text:span><text:span text:style-name="T11">Lua</text:span></text:p>
            <text:p text:style-name="P8"/>
            <text:p text:style-name="P8"><text:span text:style-name="T2">Database</text:span> – <text:span text:style-name="T7">Postgres, Mongodb, Redis, Memcached, RabbitMq, </text:span><text:span text:style-name="T8">AWS S3, </text:span><text:span text:style-name="T9">DynamoDB</text:span></text:p>
            <text:p text:style-name="P8"/>
            <text:p text:style-name="P9"><text:span text:style-name="T2">Devops</text:span> – <text:span text:style-name="T7">Kubernetes, Ansible, </text:span><text:span text:style-name="T8">Linux, AWS </text:span><text:span text:style-name="T9">EC2, EB</text:span></text:p>
            <text:p text:style-name="P5"/>
            <text:p text:style-name="P5"/>
          </table:table-cell>
        </table:table-row>
        <table:table-row table:style-name="Table1.5">
          <table:table-cell table:style-name="Table1.A2" office:value-type="string">
            <text:p text:style-name="P4">EDUCATION</text:p>
          </table:table-cell>
          <table:table-cell table:style-name="Table1.A1" office:value-type="string">
            <text:p text:style-name="P8"><text:span text:style-name="T2">Missouri Southern State University</text:span><text:span text:style-name="T1">, </text:span><text:span text:style-name="T5">Joplin</text:span><text:span text:style-name="T1">, </text:span><text:span text:style-name="T5">Mo</text:span></text:p>
            <text:p text:style-name="P6">Computor Science</text:p>
            <text:p text:style-name="P11">September 2017</text:p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te_20_Level_20_2" style:display-name="Note Level 2" style:family="paragraph">
      <style:paragraph-properties fo:orphans="2" fo:widows="2"/>
      <style:text-properties style:use-window-font-color="true" loext:opacity="0%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Calibri" style:font-family-complex="Calibri" style:font-pitch-complex="variable" style:font-size-complex="11pt" style:language-complex="ar" style:country-complex="SA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mployment CV A4 Template</dc:title>
    <dc:subject>Curriculum Vitae Templates</dc:subject>
    <meta:keyword>free printable cv templates</meta:keyword>
    <dc:description>Printable CV Templates by Savetz Publishing, Inc. Download a CV Template, open it in Microsoft Word, customize it and enter your information, and print your personalized Curriculum Vitae.</dc:description>
    <meta:initial-creator>Savetz Publishing, Inc.</meta:initial-creator>
    <meta:creation-date>2009-09-10T07:59:00</meta:creation-date>
    <dc:date>2022-04-12T13:29:43.455190177</dc:date>
    <meta:editing-cycles>49</meta:editing-cycles>
    <meta:editing-duration>PT30M3S</meta:editing-duration>
    <meta:generator>LibreOffice/7.2.6.2$Linux_X86_64 LibreOffice_project/20$Build-2</meta:generator>
    <meta:document-statistic meta:table-count="1" meta:image-count="0" meta:object-count="0" meta:page-count="1" meta:paragraph-count="32" meta:word-count="188" meta:character-count="1278" meta:non-whitespace-character-count="1118"/>
  </office:meta>
</office:document-meta>
</file>